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8cm" svg:height="1.684cm" svg:x="5.601cm" svg:y="5.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38cm" svg:height="1.684cm" svg:x="18.353cm" svg:y="5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9.308cm" svg:height="8.221cm" draw:transform="skewX (-9.73456422409737E-017) rotate (0.725882435904442) translate (6.62848006269808cm 5.10587971196065cm)" svg:viewBox="0 0 9309 8222" svg:d="M0 31c351-25 708-59 1055 10 349 69 222 479 424 684 184 188 348 445 612 509 307 74 611 143 922 200 308 58 637 94 907 256 234 141-243 1527-344 1903-98 364-1287 2236-1074 2448 218 219 181 239 457 337 311 110 2307-1541 2638-1540 349 1 1410-762 1482-517 91 307-102 692 254 913 239 148 415 386 635 563 226 183 469 345 686 543 309 277-197 600 125 865 220 180 377 409 530 641l-113 244-83 132">
          <text:p/>
        </draw:path>
        <draw:custom-shape draw:style-name="gr3" draw:text-style-name="P1" draw:layer="layout" svg:width="1.738cm" svg:height="1.684cm" svg:x="12.022cm" svg:y="6.585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645cm" svg:height="4.211cm" draw:transform="rotate (-1.01264003200711) translate (10.1794892318882cm 4.61550660991764cm)" svg:viewBox="0 0 4646 4212" svg:d="M0 4187c312 114 535-193 621-460 91-286 370-485 719-520 329-35 658 63 957-130 278-178 188-527 384-758 171-204 203-594 487-636 291-43 590 109 885 38 301-71 386-397 408-654l49-272 136-218-487-577">
          <text:p/>
        </draw:path>
        <draw:path draw:style-name="gr2" draw:text-style-name="P1" draw:layer="layout" svg:width="5.933cm" svg:height="2.588cm" svg:x="13.461cm" svg:y="6.782cm" svg:viewBox="0 0 5934 2589" svg:d="M0 1258c287 27 1148 573 1310 951 136 316 512 298 796 359 286 62 564-32 848-77 345-55 560-379 796-616 224-225 530-324 822-283 272 39 565 120 822 26 287-105 475-467 462-796-11-260 14-520 78-771v-5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8:36:04.359813517</meta:creation-date>
    <dc:date>2016-07-02T22:17:46.469612815</dc:date>
    <dc:creator>elucterio </dc:creator>
    <meta:editing-duration>PT19M16S</meta:editing-duration>
    <meta:editing-cycles>5</meta:editing-cycles>
    <meta:generator>LibreOffice/4.2.8.2$Linux_X86_64 LibreOffice_project/420m0$Build-2</meta:generator>
    <meta:document-statistic meta:object-count="6"/>
  </office:meta>
</office:document-meta>
</file>